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80000049FCD012760141BE5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.9cm"/>
    </style:style>
    <style:style style:name="gr2" style:family="graphic" style:parent-style-name="standard">
      <style:graphic-properties draw:stroke="none" svg:stroke-color="#000000" draw:marker-start="" draw:fill="solid" draw:fill-color="#ffffff" draw:opacity="100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0.15cm" fo:min-width="0.9cm"/>
    </style:style>
    <style:style style:name="gr4" style:family="graphic" style:parent-style-name="standard">
      <style:graphic-properties draw:stroke="none" draw:fill-color="#a48989" draw:textarea-horizontal-align="justify" draw:textarea-vertical-align="middle" draw:auto-grow-height="false" fo:min-height="0.15cm" fo:min-width="0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3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</style:style>
    <style:style style:name="gr15" style:family="graphic" style:parent-style-name="objectwithoutfill">
      <style:graphic-properties draw:stroke="solid" svg:stroke-width="0.081cm" draw:marker-start="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081cm" draw:marker-start-width="0.443cm" draw:marker-end-width="0.443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35cm" svg:stroke-color="#dddddd" draw:marker-start-width="0.252cm" draw:marker-end-width="0.252cm" draw:fill="solid" draw:fill-color="#dddddd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draw:shadow-color="#00000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3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.872cm" fo:min-width="0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6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88cm"/>
    </style:style>
    <style:style style:name="gr3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3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a48989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Kupfer" svg:width="1.4cm" svg:height="0.4cm" svg:x="5.3cm" svg:y="13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4cm" svg:y="13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9cm" svg:y="13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4cm" svg:y="13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3.808cm" svg:y="2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2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2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5.308cm" svg:y="2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08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8cm" svg:y="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08cm" svg:y="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Kupfer" svg:width="1.4cm" svg:height="0.4cm" svg:x="6.808cm" svg:y="2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6.908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408cm" svg:y="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908cm" svg:y="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3.808cm" svg:y="3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3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3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3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08cm" svg:y="3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08cm" svg:y="3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8cm" svg:y="3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08cm" svg:y="3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Kupfer" svg:width="1.4cm" svg:height="0.4cm" svg:x="6.808cm" svg:y="3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6.908cm" svg:y="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408cm" svg:y="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908cm" svg:y="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3.808cm" svg:y="3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3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08cm" svg:y="3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08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8cm" svg:y="3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08cm" svg:y="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08cm" svg:y="3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3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4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4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4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08cm" svg:y="4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0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8cm" svg:y="4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08cm" svg:y="4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08cm" svg:y="4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4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4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4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4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08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0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8cm" svg:y="4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08cm" svg:y="4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08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4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4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5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5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5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Kupfer" svg:width="1.4cm" svg:height="0.4cm" svg:x="5.30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0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8cm" svg:y="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08cm" svg:y="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6.808cm" svg:y="5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5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5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2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2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2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2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5.308cm" svg:y="2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08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8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08cm" svg:y="2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6.808cm" svg:y="2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2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2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2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1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1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1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5.308cm" svg:y="1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08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8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08cm" svg:y="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6.808cm" svg:y="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1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1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1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5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08cm" svg:y="5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08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8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0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08cm" svg:y="5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08cm" svg:y="6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08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8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08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08cm" svg:y="6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08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8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08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08cm" svg:y="6.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08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8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08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17cm" svg:y="6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17cm" svg:y="6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17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17cm" svg:y="6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17cm" svg:y="6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17cm" svg:y="6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17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17cm" svg:y="6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17cm" svg:y="6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17cm" svg:y="6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17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17cm" svg:y="6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17cm" svg:y="7.2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17cm" svg:y="7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17cm" svg:y="7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17cm" svg:y="7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317cm" svg:y="7.2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5.417cm" svg:y="7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17cm" svg:y="7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417cm" svg:y="7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817cm" svg:y="7.2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17cm" svg:y="7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17cm" svg:y="7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17cm" svg:y="7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17cm" svg:y="7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17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17cm" svg:y="7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17cm" svg:y="7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Kupfer" svg:width="1.4cm" svg:height="0.4cm" svg:x="5.317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17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17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17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6.817cm" svg:y="7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17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17cm" svg:y="7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17cm" svg:y="7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817cm" svg:y="8.2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917cm" svg:y="8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17cm" svg:y="8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917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Kupfer" svg:width="1.4cm" svg:height="0.4cm" svg:x="5.317cm" svg:y="8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17cm" svg:y="8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17cm" svg:y="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17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Kupfer" svg:width="1.4cm" svg:height="0.4cm" svg:x="6.817cm" svg:y="8.2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917cm" svg:y="8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17cm" svg:y="8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917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Kupfer" svg:width="1.4cm" svg:height="0.4cm" svg:x="3.817cm" svg:y="8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3.91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4.41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4.91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Kupfer" svg:width="1.4cm" svg:height="0.4cm" svg:x="5.317cm" svg:y="8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5.41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1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41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Kupfer" svg:width="1.4cm" svg:height="0.4cm" svg:x="6.817cm" svg:y="8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6.91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41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91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Beschriftung" svg:width="0.659cm" svg:height="0.569cm" svg:x="3.349cm" svg:y="8.241cm">
          <draw:text-box>
            <text:p text:style-name="P5"><text:span text:style-name="T1">5</text:span></text:p>
          </draw:text-box>
        </draw:frame>
        <draw:frame draw:style-name="gr5" draw:text-style-name="P7" draw:layer="Beschriftung" svg:width="0.659cm" svg:height="0.569cm" svg:x="8.009cm" svg:y="8.241cm">
          <draw:text-box>
            <text:p><text:span text:style-name="T1">6</text:span></text:p>
          </draw:text-box>
        </draw:frame>
        <draw:frame draw:style-name="gr5" draw:text-style-name="P7" draw:layer="Beschriftung" svg:width="0.659cm" svg:height="0.569cm" svg:x="8.01cm" svg:y="7.741cm">
          <draw:text-box>
            <text:p><text:span text:style-name="T1">7</text:span></text:p>
          </draw:text-box>
        </draw:frame>
        <draw:frame draw:style-name="gr5" draw:text-style-name="P7" draw:layer="Beschriftung" svg:width="0.659cm" svg:height="0.569cm" svg:x="8.011cm" svg:y="7.241cm">
          <draw:text-box>
            <text:p><text:span text:style-name="T1">8</text:span></text:p>
          </draw:text-box>
        </draw:frame>
        <draw:frame draw:style-name="gr5" draw:text-style-name="P7" draw:layer="Beschriftung" svg:width="0.659cm" svg:height="0.569cm" svg:x="8.012cm" svg:y="6.741cm">
          <draw:text-box>
            <text:p><text:span text:style-name="T1">9</text:span></text:p>
          </draw:text-box>
        </draw:frame>
        <draw:frame draw:style-name="gr6" draw:text-style-name="P7" draw:layer="Beschriftung" svg:width="0.815cm" svg:height="0.569cm" svg:x="8.013cm" svg:y="6.241cm">
          <draw:text-box>
            <text:p><text:span text:style-name="T1">1</text:span><text:span text:style-name="T1">0</text:span></text:p>
          </draw:text-box>
        </draw:frame>
        <draw:frame draw:style-name="gr7" draw:text-style-name="P7" draw:layer="Beschriftung" svg:width="1.48cm" svg:height="0.569cm" svg:x="8.014cm" svg:y="5.741cm">
          <draw:text-box>
            <text:p><text:span text:style-name="T1">1</text:span><text:span text:style-name="T1">1/</text:span><text:span text:style-name="T1">S</text:span><text:span text:style-name="T1">D</text:span><text:span text:style-name="T1">A</text:span></text:p>
          </draw:text-box>
        </draw:frame>
        <draw:frame draw:style-name="gr8" draw:text-style-name="P7" draw:layer="Beschriftung" svg:width="1.446cm" svg:height="0.569cm" svg:x="8.015cm" svg:y="5.241cm">
          <draw:text-box>
            <text:p><text:span text:style-name="T1">1</text:span><text:span text:style-name="T1">2/</text:span><text:span text:style-name="T1">S</text:span><text:span text:style-name="T1">C</text:span><text:span text:style-name="T1">L</text:span></text:p>
          </draw:text-box>
        </draw:frame>
        <draw:frame draw:style-name="gr6" draw:text-style-name="P7" draw:layer="Beschriftung" svg:width="0.815cm" svg:height="0.569cm" svg:x="8.016cm" svg:y="4.741cm">
          <draw:text-box>
            <text:p><text:span text:style-name="T1">1</text:span><text:span text:style-name="T1">3</text:span></text:p>
          </draw:text-box>
        </draw:frame>
        <draw:frame draw:style-name="gr6" draw:text-style-name="P7" draw:layer="Beschriftung" svg:width="0.815cm" svg:height="0.569cm" svg:x="8.017cm" svg:y="4.241cm">
          <draw:text-box>
            <text:p><text:span text:style-name="T1">1</text:span><text:span text:style-name="T1">4</text:span></text:p>
          </draw:text-box>
        </draw:frame>
        <draw:frame draw:style-name="gr9" draw:text-style-name="P7" draw:layer="Beschriftung" svg:width="1.243cm" svg:height="0.569cm" svg:x="8.018cm" svg:y="3.741cm">
          <draw:text-box>
            <text:p><text:span text:style-name="T1">R</text:span><text:span text:style-name="T1">e</text:span><text:span text:style-name="T1">s</text:span><text:span text:style-name="T1">et</text:span></text:p>
          </draw:text-box>
        </draw:frame>
        <draw:frame draw:style-name="gr10" draw:text-style-name="P7" draw:layer="Beschriftung" svg:width="1.129cm" svg:height="0.569cm" svg:x="8.019cm" svg:y="3.241cm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11" draw:text-style-name="P7" draw:layer="Beschriftung" svg:width="1.086cm" svg:height="0.569cm" svg:x="8.02cm" svg:y="2.741cm">
          <draw:text-box>
            <text:p><text:span text:style-name="T1">3,</text:span><text:span text:style-name="T1">3</text:span><text:span text:style-name="T1">V</text:span></text:p>
          </draw:text-box>
        </draw:frame>
        <draw:frame draw:style-name="gr12" draw:text-style-name="P7" draw:layer="Beschriftung" svg:width="0.824cm" svg:height="0.636cm" svg:x="8.021cm" svg:y="2.241cm">
          <draw:text-box>
            <text:p><text:span text:style-name="T1">V</text:span><text:span text:style-name="T2">in</text:span></text:p>
          </draw:text-box>
        </draw:frame>
        <draw:frame draw:style-name="gr13" draw:text-style-name="P7" draw:layer="Beschriftung" svg:width="0.849cm" svg:height="0.569cm" svg:x="8.022cm" svg:y="1.741cm">
          <draw:text-box>
            <text:p><text:span text:style-name="T1">5</text:span><text:span text:style-name="T1">V</text:span></text:p>
          </draw:text-box>
        </draw:frame>
        <draw:frame draw:style-name="gr5" draw:text-style-name="P6" draw:layer="Beschriftung" svg:width="0.659cm" svg:height="0.569cm" svg:x="3.35cm" svg:y="7.241cm">
          <draw:text-box>
            <text:p text:style-name="P5"><text:span text:style-name="T1">3</text:span></text:p>
          </draw:text-box>
        </draw:frame>
        <draw:frame draw:style-name="gr5" draw:text-style-name="P6" draw:layer="Beschriftung" svg:width="0.659cm" svg:height="0.569cm" svg:x="3.351cm" svg:y="7.742cm">
          <draw:text-box>
            <text:p text:style-name="P5"><text:span text:style-name="T1">4</text:span></text:p>
          </draw:text-box>
        </draw:frame>
        <draw:frame draw:style-name="gr5" draw:text-style-name="P6" draw:layer="Beschriftung" svg:width="0.659cm" svg:height="0.569cm" svg:x="3.351cm" svg:y="6.741cm">
          <draw:text-box>
            <text:p text:style-name="P5"><text:span text:style-name="T1">2</text:span></text:p>
          </draw:text-box>
        </draw:frame>
        <draw:frame draw:style-name="gr5" draw:text-style-name="P6" draw:layer="Beschriftung" svg:width="0.659cm" svg:height="0.569cm" svg:x="3.352cm" svg:y="6.241cm">
          <draw:text-box>
            <text:p text:style-name="P5"><text:span text:style-name="T1">1</text:span></text:p>
          </draw:text-box>
        </draw:frame>
        <draw:frame draw:style-name="gr5" draw:text-style-name="P6" draw:layer="Beschriftung" svg:width="0.659cm" svg:height="0.569cm" svg:x="3.353cm" svg:y="5.741cm">
          <draw:text-box>
            <text:p text:style-name="P5"><text:span text:style-name="T1">0</text:span></text:p>
          </draw:text-box>
        </draw:frame>
        <draw:frame draw:style-name="gr13" draw:text-style-name="P6" draw:layer="Beschriftung" svg:width="0.849cm" svg:height="0.569cm" svg:x="3.159cm" svg:y="5.241cm">
          <draw:text-box>
            <text:p text:style-name="P5"><text:span text:style-name="T1">A</text:span><text:span text:style-name="T1">6</text:span></text:p>
          </draw:text-box>
        </draw:frame>
        <draw:frame draw:style-name="gr13" draw:text-style-name="P6" draw:layer="Beschriftung" svg:width="0.849cm" svg:height="0.569cm" svg:x="3.155cm" svg:y="4.741cm">
          <draw:text-box>
            <text:p text:style-name="P5"><text:span text:style-name="T1">A</text:span><text:span text:style-name="T1">5</text:span></text:p>
          </draw:text-box>
        </draw:frame>
        <draw:frame draw:style-name="gr13" draw:text-style-name="P6" draw:layer="Beschriftung" svg:width="0.849cm" svg:height="0.569cm" svg:x="3.156cm" svg:y="4.241cm">
          <draw:text-box>
            <text:p text:style-name="P5"><text:span text:style-name="T1">A</text:span><text:span text:style-name="T1">4</text:span></text:p>
          </draw:text-box>
        </draw:frame>
        <draw:frame draw:style-name="gr13" draw:text-style-name="P6" draw:layer="Beschriftung" svg:width="0.849cm" svg:height="0.569cm" svg:x="3.157cm" svg:y="3.741cm">
          <draw:text-box>
            <text:p text:style-name="P5"><text:span text:style-name="T1">A</text:span><text:span text:style-name="T1">3</text:span></text:p>
          </draw:text-box>
        </draw:frame>
        <draw:frame draw:style-name="gr13" draw:text-style-name="P6" draw:layer="Beschriftung" svg:width="0.849cm" svg:height="0.569cm" svg:x="3.158cm" svg:y="3.241cm">
          <draw:text-box>
            <text:p text:style-name="P5"><text:span text:style-name="T1">A</text:span><text:span text:style-name="T1">2</text:span></text:p>
          </draw:text-box>
        </draw:frame>
        <draw:frame draw:style-name="gr13" draw:text-style-name="P6" draw:layer="Beschriftung" svg:width="0.849cm" svg:height="0.569cm" svg:x="3.159cm" svg:y="2.741cm">
          <draw:text-box>
            <text:p text:style-name="P5"><text:span text:style-name="T1">A</text:span><text:span text:style-name="T1">1</text:span></text:p>
          </draw:text-box>
        </draw:frame>
        <draw:frame draw:style-name="gr13" draw:text-style-name="P6" draw:layer="Beschriftung" svg:width="0.849cm" svg:height="0.569cm" svg:x="3.159cm" svg:y="2.241cm">
          <draw:text-box>
            <text:p text:style-name="P5"><text:span text:style-name="T1">A</text:span><text:span text:style-name="T1">0</text:span></text:p>
          </draw:text-box>
        </draw:frame>
        <draw:frame draw:style-name="gr14" draw:text-style-name="P6" draw:layer="Beschriftung" svg:width="1.133cm" svg:height="0.569cm" svg:x="2.875cm" svg:y="1.741cm">
          <draw:text-box>
            <text:p text:style-name="P5"><text:span text:style-name="T1">A</text:span><text:span text:style-name="T1">R</text:span><text:span text:style-name="T1">ef</text:span></text:p>
          </draw:text-box>
        </draw:frame>
        <draw:line draw:style-name="gr15" draw:text-style-name="P8" draw:layer="layout" svg:x1="6.008cm" svg:y1="8.51cm" svg:x2="6.008cm" svg:y2="9.01cm">
          <text:p/>
        </draw:line>
        <draw:line draw:style-name="gr16" draw:text-style-name="P8" draw:layer="layout" svg:x1="5.008cm" svg:y1="9.01cm" svg:x2="5.508cm" svg:y2="9.01cm">
          <text:p/>
        </draw:line>
        <draw:line draw:style-name="gr16" draw:text-style-name="P8" draw:layer="layout" svg:x1="6.508cm" svg:y1="9.01cm" svg:x2="7.008cm" svg:y2="9.01cm">
          <text:p/>
        </draw:line>
        <draw:custom-shape draw:style-name="gr17" draw:text-style-name="P9" draw:layer="layout" svg:width="0.174cm" svg:height="1.2cm" svg:x="5.934cm" svg:y="6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8" draw:layer="layout" svg:x1="5.06cm" svg:y1="8.458cm" svg:x2="5.485cm" svg:y2="8.034cm">
          <text:p/>
        </draw:line>
        <draw:custom-shape draw:style-name="gr19" draw:text-style-name="P10" draw:layer="layout" svg:width="0.4cm" svg:height="0.2cm" draw:transform="rotate (0.784350965846252) translate (5.06cm 8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8" draw:layer="layout" svg:x1="6.508cm" svg:y1="8.01cm" svg:x2="6.508cm" svg:y2="8.51cm">
          <text:p/>
        </draw:line>
        <draw:line draw:style-name="gr18" draw:text-style-name="P8" draw:layer="layout" svg:x1="5.045cm" svg:y1="5.967cm" svg:x2="5.455cm" svg:y2="5.557cm">
          <text:p/>
        </draw:line>
        <draw:custom-shape draw:style-name="gr19" draw:text-style-name="P10" draw:layer="layout" svg:width="0.4cm" svg:height="0.2cm" draw:transform="rotate (0.784350965846252) translate (5.031cm 5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Beschriftung" svg:width="0.722cm" svg:height="0.569cm" svg:x="6.008cm" svg:y="6.735cm">
          <draw:text-box>
            <text:p><text:span text:style-name="T1">G</text:span></text:p>
          </draw:text-box>
        </draw:frame>
        <draw:frame draw:style-name="gr21" draw:text-style-name="P7" draw:layer="Beschriftung" svg:width="0.705cm" svg:height="0.569cm" svg:x="6.008cm" svg:y="7.22cm">
          <draw:text-box>
            <text:p><text:span text:style-name="T1">D</text:span></text:p>
          </draw:text-box>
        </draw:frame>
        <draw:frame draw:style-name="gr22" draw:text-style-name="P7" draw:layer="Beschriftung" svg:width="0.693cm" svg:height="0.569cm" svg:x="6.009cm" svg:y="7.682cm">
          <draw:text-box>
            <text:p><text:span text:style-name="T1">S</text:span></text:p>
          </draw:text-box>
        </draw:frame>
        <draw:custom-shape draw:style-name="gr23" draw:text-style-name="P11" draw:layer="layout" svg:width="0.196cm" svg:height="1.156cm" svg:x="5.715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0.174cm" svg:height="1.2cm" svg:x="5.935cm" svg:y="4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196cm" svg:height="1.156cm" svg:x="5.716cm" svg:y="4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8" draw:layer="layout" svg:x1="4.508cm" svg:y1="8.509cm" svg:x2="5.505cm" svg:y2="7.01cm">
          <text:p/>
        </draw:line>
        <draw:custom-shape draw:style-name="gr19" draw:text-style-name="P10" draw:layer="layout" svg:width="0.4cm" svg:height="0.2cm" draw:transform="rotate (0.983842099349203) translate (4.812cm 7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8" draw:layer="layout" svg:x1="4.508cm" svg:y1="6.011cm" svg:x2="5.505cm" svg:y2="4.512cm">
          <text:p/>
        </draw:line>
        <draw:custom-shape draw:style-name="gr19" draw:text-style-name="P10" draw:layer="layout" svg:width="0.4cm" svg:height="0.2cm" draw:transform="rotate (0.983842099349203) translate (4.812cm 5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8" draw:layer="layout" svg:width="1.767cm" svg:height="1.06cm" draw:transform="rotate (0.785398163397448) translate (5.758cm 4.76cm)" svg:viewBox="0 0 1768 1061" svg:d="M0 1061c849 0 1768-1061 1768-1061">
          <text:p/>
        </draw:path>
        <draw:line draw:style-name="gr16" draw:text-style-name="P8" draw:layer="layout" svg:x1="6.508cm" svg:y1="3.01cm" svg:x2="7.008cm" svg:y2="3.01cm">
          <text:p/>
        </draw:line>
        <draw:line draw:style-name="gr15" draw:text-style-name="P8" draw:layer="layout" svg:x1="6.008cm" svg:y1="2.51cm" svg:x2="6.008cm" svg:y2="3.01cm">
          <text:p/>
        </draw:line>
        <draw:line draw:style-name="gr15" draw:text-style-name="P8" draw:layer="layout" svg:x1="6.508cm" svg:y1="2.01cm" svg:x2="6.508cm" svg:y2="2.51cm">
          <text:p/>
        </draw:line>
        <draw:path draw:style-name="gr18" draw:text-style-name="P8" draw:layer="layout" svg:width="2.193cm" svg:height="2.129cm" draw:transform="rotate (0.96010562152208) translate (4.74985251946755cm 3.80748844457815cm)" svg:viewBox="0 0 2194 2130" svg:d="M0 2130c682-394 1849-1561 2194-2130">
          <text:p/>
        </draw:path>
        <draw:g>
          <draw:custom-shape draw:style-name="gr25" draw:text-style-name="P12" draw:layer="layout" svg:width="0.2cm" svg:height="0.2cm" svg:x="6.336cm" svg:y="3.69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18" draw:text-style-name="P8" draw:layer="layout" svg:width="0.09cm" svg:height="0.199cm" draw:transform="rotate (1.5707963267949) translate (6.336cm 3.74cm)" svg:viewBox="0 0 91 200" draw:points="91,0 43,0 43,200 0,200">
            <text:p/>
          </draw:polyline>
        </draw:g>
        <draw:path draw:style-name="gr18" draw:text-style-name="P8" draw:layer="layout" svg:width="3.096cm" svg:height="3.42cm" draw:transform="rotate (0.96010562152208) translate (3.71493298474361cm 5.54700034784862cm)" svg:viewBox="0 0 3097 3421" svg:d="M0 3421c843-562 3137-2518 3096-3421">
          <text:p/>
        </draw:path>
        <draw:g>
          <draw:custom-shape draw:style-name="gr25" draw:text-style-name="P12" draw:layer="layout" svg:width="0.2cm" svg:height="0.2cm" svg:x="6.319cm" svg:y="5.87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18" draw:text-style-name="P8" draw:layer="layout" svg:width="0.09cm" svg:height="0.199cm" draw:transform="rotate (1.5707963267949) translate (6.319cm 5.919cm)" svg:viewBox="0 0 91 200" draw:points="91,0 43,0 43,200 0,200">
            <text:p/>
          </draw:polyline>
        </draw:g>
        <draw:custom-shape draw:style-name="gr26" draw:text-style-name="P8" draw:layer="Kupfer" svg:width="0.7cm" svg:height="0.7cm" svg:x="1.80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Kupfer" svg:x1="1.908cm" svg:y1="5.51cm" svg:x2="2.408cm" svg:y2="6.01cm">
          <text:p/>
        </draw:line>
        <draw:line draw:style-name="gr18" draw:text-style-name="P8" draw:layer="Kupfer" svg:x1="2.408cm" svg:y1="5.51cm" svg:x2="1.908cm" svg:y2="6.01cm">
          <text:p/>
        </draw:line>
        <draw:path draw:style-name="gr27" draw:text-style-name="P8" draw:layer="Kupfer" svg:width="3.299cm" svg:height="1.399cm" draw:transform="rotate (-3.14159265358979) translate (5.508cm 7.51cm)" svg:viewBox="0 0 3300 1400" svg:d="M0 0c2300 0 3300 1000 3300 1400">
          <text:p/>
        </draw:path>
        <draw:path draw:style-name="gr28" draw:text-style-name="P8" draw:layer="Kupfer" svg:width="3.914cm" svg:height="2.751cm" draw:transform="rotate (1.39853232962306) translate (2.12530659184061cm 5.39561230287052cm)" svg:viewBox="0 0 3915 2752" svg:d="M0 84c2759-480 3658 1190 3915 2668">
          <text:p/>
        </draw:path>
        <draw:custom-shape draw:style-name="gr29" draw:text-style-name="P8" draw:layer="Kupfer" svg:width="0.2cm" svg:height="0.4cm" svg:x="2.708cm" svg:y="4.31cm">
          <text:p/>
          <draw:enhanced-geometry svg:viewBox="0 0 21600 21600" draw:type="rectangle" draw:enhanced-path="M 0 0 L 21600 0 21600 21600 0 21600 0 0 Z N"/>
        </draw:custom-shape>
        <draw:polyline draw:style-name="gr18" draw:text-style-name="P8" draw:layer="Kupfer" svg:width="0.423cm" svg:height="0.423cm" draw:transform="rotate (2.35619449019234) translate (2.608cm 4.81cm)" svg:viewBox="0 0 424 424" draw:points="283,424 424,424 0,0 0,141">
          <text:p/>
        </draw:polyline>
        <draw:path draw:style-name="gr28" draw:text-style-name="P8" draw:layer="Kupfer" svg:width="2.973cm" svg:height="1.368cm" draw:transform="rotate (0.999375529691953) translate (2.74802604710933cm 4.27143825372324cm)" svg:viewBox="0 0 2974 1369" svg:d="M0 71c1087-342 2542 625 2974 1298">
          <text:p/>
        </draw:path>
        <draw:path draw:style-name="gr18" draw:text-style-name="P8" draw:layer="Kupfer" svg:width="2.702cm" svg:height="0.356cm" draw:transform="rotate (-0.211010306566115) translate (2.86500405367796cm 4.44387323710823cm)" svg:viewBox="0 0 2703 357" svg:d="M0 272c63 294 2703-272 2703-272">
          <text:p/>
        </draw:path>
        <draw:frame draw:style-name="gr20" draw:text-style-name="P7" draw:layer="Beschriftung" svg:width="0.722cm" svg:height="0.569cm" svg:x="6.008cm" svg:y="4.241cm">
          <draw:text-box>
            <text:p><text:span text:style-name="T1">G</text:span></text:p>
          </draw:text-box>
        </draw:frame>
        <draw:frame draw:style-name="gr30" draw:text-style-name="P7" draw:layer="Beschriftung" svg:width="0.705cm" svg:height="0.569cm" svg:x="6.009cm" svg:y="4.741cm">
          <draw:text-box>
            <text:p><text:span text:style-name="T1">D</text:span></text:p>
          </draw:text-box>
        </draw:frame>
        <draw:frame draw:style-name="gr22" draw:text-style-name="P7" draw:layer="Beschriftung" svg:width="0.693cm" svg:height="0.569cm" svg:x="6.008cm" svg:y="5.21cm">
          <draw:text-box>
            <text:p><text:span text:style-name="T1">S</text:span></text:p>
          </draw:text-box>
        </draw:frame>
        <draw:frame draw:style-name="gr13" draw:text-style-name="P7" draw:layer="Beschriftung" svg:width="0.849cm" svg:height="0.569cm" svg:x="4.208cm" svg:y="4.941cm">
          <draw:text-box>
            <text:p><text:span text:style-name="T1">1</text:span><text:span text:style-name="T1">K</text:span></text:p>
          </draw:text-box>
        </draw:frame>
        <draw:frame draw:style-name="gr31" draw:text-style-name="P7" draw:layer="Beschriftung" svg:width="1.162cm" svg:height="0.569cm" svg:x="4.546cm" svg:y="8.31cm">
          <draw:text-box>
            <text:p><text:span text:style-name="T1">1</text:span><text:span text:style-name="T1">0</text:span><text:span text:style-name="T1">0</text:span><text:span text:style-name="T1">K</text:span></text:p>
          </draw:text-box>
        </draw:frame>
        <draw:frame draw:style-name="gr13" draw:text-style-name="P7" draw:layer="Beschriftung" svg:width="0.849cm" svg:height="0.569cm" svg:x="4.208cm" svg:y="7.441cm">
          <draw:text-box>
            <text:p><text:span text:style-name="T1">1</text:span><text:span text:style-name="T1">K</text:span></text:p>
          </draw:text-box>
        </draw:frame>
        <draw:frame draw:style-name="gr31" draw:text-style-name="P7" draw:layer="Beschriftung" svg:width="1.162cm" svg:height="0.569cm" svg:x="4.546cm" svg:y="5.841cm">
          <draw:text-box>
            <text:p><text:span text:style-name="T1">1</text:span><text:span text:style-name="T1">0</text:span><text:span text:style-name="T1">0</text:span><text:span text:style-name="T1">K</text:span></text:p>
          </draw:text-box>
        </draw:frame>
        <draw:frame draw:style-name="gr32" draw:text-style-name="P7" draw:layer="Beschriftung" svg:width="1.819cm" svg:height="0.569cm" svg:x="4.789cm" svg:y="6.51cm">
          <draw:text-box>
            <text:p><text:span text:style-name="T1">IR</text:span><text:span text:style-name="T1">L</text:span><text:span text:style-name="T1">U</text:span><text:span text:style-name="T1">1</text:span><text:span text:style-name="T1">2</text:span><text:span text:style-name="T1">0</text:span><text:span text:style-name="T1">N</text:span></text:p>
          </draw:text-box>
        </draw:frame>
        <draw:frame draw:style-name="gr32" draw:text-style-name="P7" draw:layer="Beschriftung" svg:width="1.819cm" svg:height="0.569cm" svg:x="4.408cm" svg:y="3.941cm">
          <draw:text-box>
            <text:p><text:span text:style-name="T1">IR</text:span><text:span text:style-name="T1">L</text:span><text:span text:style-name="T1">U</text:span><text:span text:style-name="T1">1</text:span><text:span text:style-name="T1">2</text:span><text:span text:style-name="T1">0</text:span><text:span text:style-name="T1">N</text:span></text:p>
          </draw:text-box>
        </draw:frame>
        <draw:frame draw:style-name="gr33" draw:text-style-name="P7" draw:layer="Beschriftung" svg:width="1.488cm" svg:height="0.569cm" svg:x="5.02cm" svg:y="3.41cm">
          <draw:text-box>
            <text:p><text:span text:style-name="T1">1</text:span><text:span text:style-name="T1">N</text:span><text:span text:style-name="T1">5</text:span><text:span text:style-name="T1">8</text:span><text:span text:style-name="T1">1</text:span><text:span text:style-name="T1">8</text:span></text:p>
          </draw:text-box>
        </draw:frame>
        <draw:frame draw:style-name="gr33" draw:text-style-name="P7" draw:layer="Beschriftung" svg:width="1.488cm" svg:height="0.569cm" svg:x="6.42cm" svg:y="5.71cm">
          <draw:text-box>
            <text:p><text:span text:style-name="T1">1</text:span><text:span text:style-name="T1">N</text:span><text:span text:style-name="T1">5</text:span><text:span text:style-name="T1">8</text:span><text:span text:style-name="T1">1</text:span><text:span text:style-name="T1">8</text:span></text:p>
          </draw:text-box>
        </draw:frame>
        <draw:path draw:style-name="gr24" draw:text-style-name="P8" draw:layer="layout" svg:width="5.097cm" svg:height="1.734cm" draw:transform="rotate (0.862192650485199) translate (4.19041488266766cm 7.38069297215665cm)" svg:viewBox="0 0 5098 1735" svg:d="M0 1735c2766 0 5098-1735 5098-1735">
          <text:p/>
        </draw:path>
        <draw:custom-shape draw:style-name="gr34" draw:text-style-name="P13" draw:layer="Beschriftung" svg:width="0.2cm" svg:height="0.2cm" svg:x="10.408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Beschriftung" svg:width="0.2cm" svg:height="0.2cm" svg:x="10.409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Beschriftung" svg:x1="10.508cm" svg:y1="8.51cm" svg:x2="10.908cm" svg:y2="8.11cm">
          <text:p/>
        </draw:line>
        <draw:custom-shape draw:style-name="gr34" draw:text-style-name="P13" draw:layer="Beschriftung" svg:width="0.2cm" svg:height="0.2cm" svg:x="9.408cm" svg:y="8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Beschriftung" svg:width="0.2cm" svg:height="0.2cm" svg:x="9.409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Beschriftung" svg:x1="9.508cm" svg:y1="8.71cm" svg:x2="9.908cm" svg:y2="8.31cm">
          <text:p/>
        </draw:line>
        <draw:path draw:style-name="gr18" draw:text-style-name="P8" draw:layer="Beschriftung" svg:width="2.948cm" svg:height="0.552cm" draw:transform="rotate (2.956238687028) translate (10.4061066686873cm 8.55341305005683cm)" svg:viewBox="0 0 2949 553" svg:d="M0 553c1628 0 2949-553 2949-553">
          <text:p/>
        </draw:path>
        <draw:path draw:style-name="gr18" draw:text-style-name="P8" draw:layer="Beschriftung" svg:width="1.999cm" svg:height="0.299cm" draw:transform="rotate (-3.14159265358979) translate (9.508cm 8.51cm)" svg:viewBox="0 0 2000 300" svg:d="M0 300c1400 0 2000-300 2000-300">
          <text:p/>
        </draw:path>
        <draw:path draw:style-name="gr18" draw:text-style-name="P8" draw:layer="Beschriftung" svg:width="1.496cm" svg:height="0.314cm" draw:transform="rotate (-2.73667626712711) translate (9.508cm 8.71cm)" svg:viewBox="0 0 1497 315" svg:d="M0 0c762 0 1497 315 1497 315">
          <text:p/>
        </draw:path>
        <draw:path draw:style-name="gr18" draw:text-style-name="P8" draw:layer="Beschriftung" svg:width="2.852cm" svg:height="1.144cm" draw:transform="rotate (-2.62253173404668) translate (10.5533096501275cm 8.58930757188931cm)" svg:viewBox="0 0 2853 1145" svg:d="M0 91c1005-347 2444 360 2853 1054">
          <text:p/>
        </draw:path>
        <draw:frame draw:style-name="gr36" draw:text-style-name="P7" draw:layer="Beschriftung" svg:width="2.001cm" svg:height="0.569cm" draw:transform="rotate (1.5707963267949) translate (2.608cm 6.61cm)">
          <draw:text-box>
            <text:p><text:span text:style-name="T1">S</text:span><text:span text:style-name="T1">u</text:span><text:span text:style-name="T1">m</text:span><text:span text:style-name="T1">m</text:span><text:span text:style-name="T1">er </text:span><text:span text:style-name="T1">3</text:span><text:span text:style-name="T1">V</text:span></text:p>
          </draw:text-box>
        </draw:frame>
        <draw:frame draw:style-name="gr37" draw:text-style-name="P7" draw:layer="Beschriftung" svg:width="1.653cm" svg:height="0.569cm" draw:transform="rotate (1.5707963267949) translate (1.639cm 7.51cm)">
          <draw:text-box>
            <text:p><text:span text:style-name="T1">M</text:span><text:span text:style-name="T1">ot</text:span><text:span text:style-name="T1">or </text:span><text:span text:style-name="T1">3</text:span><text:span text:style-name="T1">V</text:span></text:p>
          </draw:text-box>
        </draw:frame>
        <draw:frame draw:style-name="gr38" draw:text-style-name="P14" draw:layer="layout" svg:width="18.999cm" svg:height="12.486cm" draw:transform="rotate (1.5707963267949) translate (11.514cm 23.185cm)">
          <draw:image xlink:href="Pictures/10000201000007080000049FCD012760141BE5CA.png" xlink:type="simple" xlink:show="embed" xlink:actuate="onLoad">
            <text:p/>
          </draw:image>
        </draw:frame>
        <draw:g>
          <draw:custom-shape draw:style-name="gr3" draw:text-style-name="P3" draw:layer="Kupfer" svg:width="1.4cm" svg:height="0.4cm" svg:x="6.792cm" svg:y="12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2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2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2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5.292cm" svg:y="12.8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92cm" svg:y="12.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92cm" svg:y="12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92cm" svg:y="12.9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4" draw:layer="Kupfer" svg:width="1.4cm" svg:height="0.4cm" svg:x="3.792cm" svg:y="12.8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4.892cm" svg:y="12.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4.392cm" svg:y="12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3.892cm" svg:y="12.9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6.792cm" svg:y="13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3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3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3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1" draw:text-style-name="P1" draw:layer="Kupfer" svg:width="1.4cm" svg:height="0.4cm" svg:x="3.792cm" svg:y="13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4.892cm" svg:y="13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4.392cm" svg:y="13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3.892cm" svg:y="13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6.792cm" svg:y="13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3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3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3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92cm" svg:y="13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92cm" svg:y="13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92cm" svg:y="13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92cm" svg:y="13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92cm" svg:y="13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3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3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3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4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4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4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4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92cm" svg:y="14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92cm" svg:y="14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92cm" svg:y="14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92cm" svg:y="14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92cm" svg:y="14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4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4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4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4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4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4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4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92cm" svg:y="14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92cm" svg:y="14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92cm" svg:y="14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92cm" svg:y="14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92cm" svg:y="14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4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4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4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5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5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5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5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1" draw:text-style-name="P1" draw:layer="Kupfer" svg:width="1.4cm" svg:height="0.4cm" svg:x="5.292cm" svg:y="15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92cm" svg:y="15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92cm" svg:y="15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92cm" svg:y="15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3.792cm" svg:y="15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5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5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5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2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2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2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2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5.292cm" svg:y="12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92cm" svg:y="12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92cm" svg:y="12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92cm" svg:y="12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3.792cm" svg:y="12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2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2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2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1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1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1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1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5.292cm" svg:y="11.8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92cm" svg:y="11.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92cm" svg:y="11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92cm" svg:y="11.9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3.792cm" svg:y="11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1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1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1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5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5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5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5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92cm" svg:y="15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92cm" svg:y="15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92cm" svg:y="15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92cm" svg:y="15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92cm" svg:y="15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5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5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5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92cm" svg:y="16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92cm" svg:y="16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92cm" svg:y="16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92cm" svg:y="16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92cm" svg:y="16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92cm" svg:y="16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92cm" svg:y="16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92cm" svg:y="16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92cm" svg:y="16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92cm" svg:y="16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92cm" svg:y="16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92cm" svg:y="16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83cm" svg:y="16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83cm" svg:y="16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83cm" svg:y="16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83cm" svg:y="16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83cm" svg:y="16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83cm" svg:y="16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83cm" svg:y="16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83cm" svg:y="16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83cm" svg:y="16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83cm" svg:y="16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83cm" svg:y="16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83cm" svg:y="16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83cm" svg:y="17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83cm" svg:y="17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83cm" svg:y="17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83cm" svg:y="17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5.283cm" svg:y="17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6.383cm" svg:y="17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883cm" svg:y="17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5.383cm" svg:y="17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3.783cm" svg:y="17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83cm" svg:y="17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83cm" svg:y="17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83cm" svg:y="17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83cm" svg:y="17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83cm" svg:y="17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83cm" svg:y="17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83cm" svg:y="17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1" draw:text-style-name="P1" draw:layer="Kupfer" svg:width="1.4cm" svg:height="0.4cm" svg:x="5.283cm" svg:y="17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83cm" svg:y="17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83cm" svg:y="17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83cm" svg:y="17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3.783cm" svg:y="17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83cm" svg:y="17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83cm" svg:y="17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83cm" svg:y="17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3" draw:text-style-name="P3" draw:layer="Kupfer" svg:width="1.4cm" svg:height="0.4cm" svg:x="6.783cm" svg:y="18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7.883cm" svg:y="18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7.383cm" svg:y="18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6.883cm" svg:y="18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1" draw:text-style-name="P1" draw:layer="Kupfer" svg:width="1.4cm" svg:height="0.4cm" svg:x="5.283cm" svg:y="18.2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83cm" svg:y="18.3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83cm" svg:y="18.3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83cm" svg:y="18.3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3" draw:text-style-name="P3" draw:layer="Kupfer" svg:width="1.4cm" svg:height="0.4cm" svg:x="3.783cm" svg:y="18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2" draw:layer="Kupfer" svg:width="0.2cm" svg:height="0.2cm" svg:x="4.883cm" svg:y="18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4.383cm" svg:y="18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2" draw:layer="Kupfer" svg:width="0.2cm" svg:height="0.2cm" svg:x="3.883cm" svg:y="18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1" draw:text-style-name="P1" draw:layer="Kupfer" svg:width="1.4cm" svg:height="0.4cm" svg:x="6.783cm" svg:y="18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7.883cm" svg:y="18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7.383cm" svg:y="1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6.883cm" svg:y="18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1" draw:text-style-name="P1" draw:layer="Kupfer" svg:width="1.4cm" svg:height="0.4cm" svg:x="5.283cm" svg:y="18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6.383cm" svg:y="18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883cm" svg:y="1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5.383cm" svg:y="18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1" draw:text-style-name="P1" draw:layer="Kupfer" svg:width="1.4cm" svg:height="0.4cm" svg:x="3.783cm" svg:y="18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Kupfer" svg:width="0.2cm" svg:height="0.2cm" svg:x="4.883cm" svg:y="18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4.383cm" svg:y="1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2" draw:text-style-name="P2" draw:layer="Kupfer" svg:width="0.2cm" svg:height="0.2cm" svg:x="3.883cm" svg:y="18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frame draw:style-name="gr5" draw:text-style-name="P6" draw:layer="Beschriftung" svg:width="0.659cm" svg:height="0.569cm" svg:x="8.1cm" svg:y="18.241cm">
          <draw:text-box>
            <text:p text:style-name="P5"><text:span text:style-name="T1">5</text:span></text:p>
          </draw:text-box>
        </draw:frame>
        <draw:frame draw:style-name="gr5" draw:text-style-name="P7" draw:layer="Beschriftung" svg:width="0.659cm" svg:height="0.569cm" svg:x="3.226cm" svg:y="18.241cm">
          <draw:text-box>
            <text:p><text:span text:style-name="T1">6</text:span></text:p>
          </draw:text-box>
        </draw:frame>
        <draw:frame draw:style-name="gr5" draw:text-style-name="P7" draw:layer="Beschriftung" svg:width="0.659cm" svg:height="0.569cm" svg:x="3.226cm" svg:y="17.741cm">
          <draw:text-box>
            <text:p><text:span text:style-name="T1">7</text:span></text:p>
          </draw:text-box>
        </draw:frame>
        <draw:frame draw:style-name="gr5" draw:text-style-name="P7" draw:layer="Beschriftung" svg:width="0.659cm" svg:height="0.569cm" svg:x="3.226cm" svg:y="17.241cm">
          <draw:text-box>
            <text:p><text:span text:style-name="T1">8</text:span></text:p>
          </draw:text-box>
        </draw:frame>
        <draw:frame draw:style-name="gr5" draw:text-style-name="P7" draw:layer="Beschriftung" svg:width="0.659cm" svg:height="0.569cm" svg:x="3.226cm" svg:y="16.741cm">
          <draw:text-box>
            <text:p><text:span text:style-name="T1">9</text:span></text:p>
          </draw:text-box>
        </draw:frame>
        <draw:frame draw:style-name="gr6" draw:text-style-name="P7" draw:layer="Beschriftung" svg:width="0.815cm" svg:height="0.569cm" svg:x="3.07cm" svg:y="16.241cm">
          <draw:text-box>
            <text:p><text:span text:style-name="T1">10</text:span></text:p>
          </draw:text-box>
        </draw:frame>
        <draw:frame draw:style-name="gr7" draw:text-style-name="P7" draw:layer="Beschriftung" svg:width="1.48cm" svg:height="0.569cm" svg:x="2.405cm" svg:y="15.741cm">
          <draw:text-box>
            <text:p><text:span text:style-name="T1">11</text:span><text:span text:style-name="T1">/S</text:span><text:span text:style-name="T1">D</text:span><text:span text:style-name="T1">A</text:span></text:p>
          </draw:text-box>
        </draw:frame>
        <draw:frame draw:style-name="gr8" draw:text-style-name="P7" draw:layer="Beschriftung" svg:width="1.446cm" svg:height="0.569cm" svg:x="2.439cm" svg:y="15.241cm">
          <draw:text-box>
            <text:p><text:span text:style-name="T1">12/SC</text:span><text:span text:style-name="T1">L</text:span></text:p>
          </draw:text-box>
        </draw:frame>
        <draw:frame draw:style-name="gr6" draw:text-style-name="P7" draw:layer="Beschriftung" svg:width="0.815cm" svg:height="0.569cm" svg:x="3.07cm" svg:y="14.741cm">
          <draw:text-box>
            <text:p><text:span text:style-name="T1">13</text:span></text:p>
          </draw:text-box>
        </draw:frame>
        <draw:frame draw:style-name="gr6" draw:text-style-name="P7" draw:layer="Beschriftung" svg:width="0.815cm" svg:height="0.569cm" svg:x="3.07cm" svg:y="14.241cm">
          <draw:text-box>
            <text:p><text:span text:style-name="T1">1</text:span><text:span text:style-name="T1">4</text:span></text:p>
          </draw:text-box>
        </draw:frame>
        <draw:frame draw:style-name="gr9" draw:text-style-name="P7" draw:layer="Beschriftung" svg:width="1.243cm" svg:height="0.569cm" svg:x="2.642cm" svg:y="13.741cm">
          <draw:text-box>
            <text:p><text:span text:style-name="T1">R</text:span><text:span text:style-name="T1">e</text:span><text:span text:style-name="T1">s</text:span><text:span text:style-name="T1">et</text:span></text:p>
          </draw:text-box>
        </draw:frame>
        <draw:frame draw:style-name="gr10" draw:text-style-name="P7" draw:layer="Beschriftung" svg:width="1.129cm" svg:height="0.569cm" svg:x="2.756cm" svg:y="13.241cm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11" draw:text-style-name="P7" draw:layer="Beschriftung" svg:width="1.086cm" svg:height="0.569cm" svg:x="2.799cm" svg:y="12.741cm">
          <draw:text-box>
            <text:p><text:span text:style-name="T1">3,3V</text:span></text:p>
          </draw:text-box>
        </draw:frame>
        <draw:frame draw:style-name="gr12" draw:text-style-name="P7" draw:layer="Beschriftung" svg:width="0.824cm" svg:height="0.636cm" svg:x="3.061cm" svg:y="12.241cm">
          <draw:text-box>
            <text:p><text:span text:style-name="T1">V</text:span><text:span text:style-name="T2">in</text:span></text:p>
          </draw:text-box>
        </draw:frame>
        <draw:frame draw:style-name="gr13" draw:text-style-name="P7" draw:layer="Beschriftung" svg:width="0.849cm" svg:height="0.569cm" svg:x="1.151cm" svg:y="12cm">
          <draw:text-box>
            <text:p><text:span text:style-name="T1">5</text:span><text:span text:style-name="T1">V</text:span></text:p>
          </draw:text-box>
        </draw:frame>
        <draw:frame draw:style-name="gr5" draw:text-style-name="P6" draw:layer="Beschriftung" svg:width="0.659cm" svg:height="0.569cm" svg:x="8.1cm" svg:y="17.241cm">
          <draw:text-box>
            <text:p text:style-name="P5"><text:span text:style-name="T1">3</text:span></text:p>
          </draw:text-box>
        </draw:frame>
        <draw:frame draw:style-name="gr5" draw:text-style-name="P6" draw:layer="Beschriftung" svg:width="0.659cm" svg:height="0.569cm" svg:x="8.1cm" svg:y="17.742cm">
          <draw:text-box>
            <text:p text:style-name="P5"><text:span text:style-name="T1">4</text:span></text:p>
          </draw:text-box>
        </draw:frame>
        <draw:frame draw:style-name="gr5" draw:text-style-name="P6" draw:layer="Beschriftung" svg:width="0.659cm" svg:height="0.569cm" svg:x="8.1cm" svg:y="16.741cm">
          <draw:text-box>
            <text:p text:style-name="P5"><text:span text:style-name="T1">2</text:span></text:p>
          </draw:text-box>
        </draw:frame>
        <draw:frame draw:style-name="gr5" draw:text-style-name="P6" draw:layer="Beschriftung" svg:width="0.659cm" svg:height="0.569cm" svg:x="8.1cm" svg:y="16.241cm">
          <draw:text-box>
            <text:p text:style-name="P5"><text:span text:style-name="T1">1</text:span></text:p>
          </draw:text-box>
        </draw:frame>
        <draw:frame draw:style-name="gr5" draw:text-style-name="P6" draw:layer="Beschriftung" svg:width="0.659cm" svg:height="0.569cm" svg:x="8.1cm" svg:y="15.741cm">
          <draw:text-box>
            <text:p text:style-name="P5"><text:span text:style-name="T1">0</text:span></text:p>
          </draw:text-box>
        </draw:frame>
        <draw:frame draw:style-name="gr13" draw:text-style-name="P6" draw:layer="Beschriftung" svg:width="0.849cm" svg:height="0.569cm" svg:x="8.1cm" svg:y="15.241cm">
          <draw:text-box>
            <text:p text:style-name="P5"><text:span text:style-name="T1">A6</text:span></text:p>
          </draw:text-box>
        </draw:frame>
        <draw:frame draw:style-name="gr13" draw:text-style-name="P6" draw:layer="Beschriftung" svg:width="0.849cm" svg:height="0.569cm" svg:x="8.1cm" svg:y="14.741cm">
          <draw:text-box>
            <text:p text:style-name="P5"><text:span text:style-name="T1">A5</text:span></text:p>
          </draw:text-box>
        </draw:frame>
        <draw:frame draw:style-name="gr13" draw:text-style-name="P6" draw:layer="Beschriftung" svg:width="0.849cm" svg:height="0.569cm" svg:x="8.1cm" svg:y="14.241cm">
          <draw:text-box>
            <text:p text:style-name="P5"><text:span text:style-name="T1">A</text:span><text:span text:style-name="T1">4</text:span></text:p>
          </draw:text-box>
        </draw:frame>
        <draw:frame draw:style-name="gr13" draw:text-style-name="P6" draw:layer="Beschriftung" svg:width="0.849cm" svg:height="0.569cm" svg:x="8.1cm" svg:y="13.741cm">
          <draw:text-box>
            <text:p text:style-name="P5"><text:span text:style-name="T1">A3</text:span></text:p>
          </draw:text-box>
        </draw:frame>
        <draw:frame draw:style-name="gr13" draw:text-style-name="P6" draw:layer="Beschriftung" svg:width="0.849cm" svg:height="0.569cm" svg:x="8.1cm" svg:y="13.241cm">
          <draw:text-box>
            <text:p text:style-name="P5"><text:span text:style-name="T1">A</text:span><text:span text:style-name="T1">2</text:span></text:p>
          </draw:text-box>
        </draw:frame>
        <draw:frame draw:style-name="gr13" draw:text-style-name="P6" draw:layer="Beschriftung" svg:width="0.849cm" svg:height="0.569cm" svg:x="8.1cm" svg:y="12.741cm">
          <draw:text-box>
            <text:p text:style-name="P5"><text:span text:style-name="T1">A</text:span><text:span text:style-name="T1">1</text:span></text:p>
          </draw:text-box>
        </draw:frame>
        <draw:frame draw:style-name="gr13" draw:text-style-name="P6" draw:layer="Beschriftung" svg:width="0.849cm" svg:height="0.569cm" svg:x="8.1cm" svg:y="12.241cm">
          <draw:text-box>
            <text:p text:style-name="P5"><text:span text:style-name="T1">A</text:span><text:span text:style-name="T1">0</text:span></text:p>
          </draw:text-box>
        </draw:frame>
        <draw:frame draw:style-name="gr14" draw:text-style-name="P6" draw:layer="Beschriftung" svg:width="1.133cm" svg:height="0.569cm" svg:x="8.1cm" svg:y="11.741cm">
          <draw:text-box>
            <text:p text:style-name="P5"><text:span text:style-name="T1">ARef</text:span></text:p>
          </draw:text-box>
        </draw:frame>
        <draw:line draw:style-name="gr15" draw:text-style-name="P8" draw:layer="layout" svg:x1="5.992cm" svg:y1="18.51cm" svg:x2="5.992cm" svg:y2="19.01cm">
          <text:p/>
        </draw:line>
        <draw:line draw:style-name="gr16" draw:text-style-name="P8" draw:layer="layout" svg:x1="6.992cm" svg:y1="19.01cm" svg:x2="6.492cm" svg:y2="19.01cm">
          <text:p/>
        </draw:line>
        <draw:line draw:style-name="gr16" draw:text-style-name="P8" draw:layer="layout" svg:x1="5.492cm" svg:y1="19.01cm" svg:x2="4.992cm" svg:y2="19.01cm">
          <text:p/>
        </draw:line>
        <draw:custom-shape draw:style-name="gr17" draw:text-style-name="P9" draw:layer="layout" svg:width="0.174cm" svg:height="1.2cm" svg:x="6.11cm" svg:y="16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8" draw:layer="layout" svg:x1="6.94cm" svg:y1="18.458cm" svg:x2="6.515cm" svg:y2="18.034cm">
          <text:p/>
        </draw:line>
        <draw:custom-shape draw:style-name="gr19" draw:text-style-name="P10" draw:layer="layout" svg:width="0.4cm" svg:height="0.2cm" draw:transform="rotate (0.784350965846252) translate (6.516cm 18.31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8" draw:layer="layout" svg:x1="5.492cm" svg:y1="18.01cm" svg:x2="5.492cm" svg:y2="18.51cm">
          <text:p/>
        </draw:line>
        <draw:line draw:style-name="gr18" draw:text-style-name="P8" draw:layer="layout" svg:x1="6.955cm" svg:y1="15.967cm" svg:x2="6.545cm" svg:y2="15.557cm">
          <text:p/>
        </draw:line>
        <draw:custom-shape draw:style-name="gr19" draw:text-style-name="P10" draw:layer="layout" svg:width="0.4cm" svg:height="0.2cm" draw:transform="rotate (0.784350965846252) translate (6.545cm 15.8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0" draw:text-style-name="P7" draw:layer="Beschriftung" svg:width="0.722cm" svg:height="0.569cm" svg:x="5.4cm" svg:y="16.735cm">
          <draw:text-box>
            <text:p><text:span text:style-name="T1">G</text:span></text:p>
          </draw:text-box>
        </draw:frame>
        <draw:frame draw:style-name="gr21" draw:text-style-name="P7" draw:layer="Beschriftung" svg:width="0.705cm" svg:height="0.569cm" svg:x="5.4cm" svg:y="17.22cm">
          <draw:text-box>
            <text:p><text:span text:style-name="T1">D</text:span></text:p>
          </draw:text-box>
        </draw:frame>
        <draw:frame draw:style-name="gr22" draw:text-style-name="P7" draw:layer="Beschriftung" svg:width="0.693cm" svg:height="0.569cm" svg:x="5.401cm" svg:y="17.682cm">
          <draw:text-box>
            <text:p><text:span text:style-name="T1">S</text:span></text:p>
          </draw:text-box>
        </draw:frame>
        <draw:custom-shape draw:style-name="gr23" draw:text-style-name="P11" draw:layer="layout" svg:width="0.196cm" svg:height="1.156cm" svg:x="5.891cm" svg:y="1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0.174cm" svg:height="1.2cm" svg:x="6.111cm" svg:y="14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196cm" svg:height="1.156cm" svg:x="5.892cm" svg:y="14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8" draw:layer="layout" svg:x1="7.492cm" svg:y1="18.509cm" svg:x2="6.495cm" svg:y2="17.01cm">
          <text:p/>
        </draw:line>
        <draw:custom-shape draw:style-name="gr19" draw:text-style-name="P10" draw:layer="layout" svg:width="0.4cm" svg:height="0.201cm" draw:transform="rotate (0.983842099349203) translate (6.8cm 17.8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8" draw:text-style-name="P8" draw:layer="layout" svg:x1="7.492cm" svg:y1="16.011cm" svg:x2="6.495cm" svg:y2="14.512cm">
          <text:p/>
        </draw:line>
        <draw:custom-shape draw:style-name="gr19" draw:text-style-name="P10" draw:layer="layout" svg:width="0.4cm" svg:height="0.201cm" draw:transform="rotate (0.983842099349203) translate (6.8cm 15.37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path draw:style-name="gr24" draw:text-style-name="P8" draw:layer="layout" svg:width="1.061cm" svg:height="1.779cm" draw:transform="rotate (-0.785398163397448) translate (6cm 13.5cm)" svg:viewBox="0 0 1062 1780" svg:d="M1062 1780c-849 1-1062-1780-1062-1780">
          <text:p/>
        </draw:path>
        <draw:line draw:style-name="gr16" draw:text-style-name="P8" draw:layer="layout" svg:x1="5.492cm" svg:y1="13.01cm" svg:x2="4.992cm" svg:y2="13.01cm">
          <text:p/>
        </draw:line>
        <draw:line draw:style-name="gr15" draw:text-style-name="P8" draw:layer="layout" svg:x1="5.992cm" svg:y1="12.51cm" svg:x2="5.992cm" svg:y2="13.01cm">
          <text:p/>
        </draw:line>
        <draw:line draw:style-name="gr15" draw:text-style-name="P8" draw:layer="layout" svg:x1="5.492cm" svg:y1="12.01cm" svg:x2="5.492cm" svg:y2="12.51cm">
          <text:p/>
        </draw:line>
        <draw:path draw:style-name="gr18" draw:text-style-name="P8" draw:layer="layout" svg:width="2.193cm" svg:height="2.129cm" draw:transform="rotate (-0.959931088596882) translate (5.99203447233502cm 12.0100492498891cm)" svg:viewBox="0 0 2194 2130" svg:d="M2194 2130c-682-394-1849-1561-2194-2130">
          <text:p/>
        </draw:path>
        <draw:g>
          <draw:custom-shape draw:style-name="gr25" draw:text-style-name="P12" draw:layer="layout" svg:width="0.2cm" svg:height="0.2cm" svg:x="5.464cm" svg:y="13.697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18" draw:text-style-name="P8" draw:layer="layout" svg:width="0.09cm" svg:height="0.199cm" draw:transform="rotate (-1.5707963267949) translate (5.664cm 13.649cm)" svg:viewBox="0 0 91 200" draw:points="0,0 48,0 48,200 91,200">
            <text:p/>
          </draw:polyline>
        </draw:g>
        <draw:path draw:style-name="gr18" draw:text-style-name="P8" draw:layer="layout" svg:width="3.096cm" svg:height="3.42cm" draw:transform="rotate (-0.960105621522082) translate (6.50940592510263cm 13.0101512578774cm)" svg:viewBox="0 0 3097 3421" svg:d="M3097 3421c-843-562-3137-2518-3096-3421">
          <text:p/>
        </draw:path>
        <draw:g>
          <draw:custom-shape draw:style-name="gr25" draw:text-style-name="P12" draw:layer="layout" svg:width="0.2cm" svg:height="0.2cm" svg:x="5.481cm" svg:y="15.876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18" draw:text-style-name="P8" draw:layer="layout" svg:width="0.09cm" svg:height="0.199cm" draw:transform="rotate (-1.5707963267949) translate (5.681cm 15.828cm)" svg:viewBox="0 0 91 200" draw:points="0,0 48,0 48,200 91,200">
            <text:p/>
          </draw:polyline>
        </draw:g>
        <draw:custom-shape draw:style-name="gr39" draw:text-style-name="P8" draw:layer="Kupfer" svg:width="0.7cm" svg:height="0.7cm" svg:x="9.492cm" svg:y="15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8" draw:text-style-name="P8" draw:layer="Kupfer" svg:x1="10.092cm" svg:y1="15.51cm" svg:x2="9.592cm" svg:y2="16.01cm">
          <text:p/>
        </draw:line>
        <draw:line draw:style-name="gr18" draw:text-style-name="P8" draw:layer="Kupfer" svg:x1="9.592cm" svg:y1="15.51cm" svg:x2="10.092cm" svg:y2="16.01cm">
          <text:p/>
        </draw:line>
        <draw:path draw:style-name="gr27" draw:text-style-name="P8" draw:layer="Kupfer" svg:width="3.299cm" svg:height="1.399cm" draw:transform="rotate (-3.14159265358979) translate (9.792cm 17.51cm)" svg:viewBox="0 0 3300 1400" svg:d="M3300 0c-2300 0-3300 1000-3300 1400">
          <text:p/>
        </draw:path>
        <draw:path draw:style-name="gr28" draw:text-style-name="P8" draw:layer="Kupfer" svg:width="3.914cm" svg:height="2.75cm" draw:transform="rotate (-1.39835779669786) translate (9.20301152285869cm 11.5381741562403cm)" svg:viewBox="0 0 3915 2751" svg:d="M3915 84c-2758-480-3658 1189-3915 2667">
          <text:p/>
        </draw:path>
        <draw:custom-shape draw:style-name="gr40" draw:text-style-name="P8" draw:layer="Kupfer" svg:width="0.2cm" svg:height="0.4cm" svg:x="9.092cm" svg:y="14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polyline draw:style-name="gr18" draw:text-style-name="P8" draw:layer="Kupfer" svg:width="0.423cm" svg:height="0.423cm" draw:transform="rotate (-2.35619449019235) translate (9.69181327522309cm 14.5101867247769cm)" svg:viewBox="0 0 424 424" draw:points="141,424 0,424 424,0 424,141">
          <text:p/>
        </draw:polyline>
        <draw:path draw:style-name="gr28" draw:text-style-name="P8" draw:layer="Kupfer" svg:width="2.973cm" svg:height="1.368cm" draw:transform="rotate (-0.999375529691953) translate (7.64355245002779cm 11.7699074685582cm)" svg:viewBox="0 0 2974 1369" svg:d="M2974 71c-1087-342-2542 625-2974 1298">
          <text:p/>
        </draw:path>
        <draw:path draw:style-name="gr18" draw:text-style-name="P8" draw:layer="Kupfer" svg:width="2.702cm" svg:height="0.356cm" draw:transform="rotate (0.211184839491314) translate (6.49194900744182cm 15.0100109225487cm)" svg:viewBox="0 0 2703 357" svg:d="M2703 272c-63 294-2703-272-2703-272">
          <text:p/>
        </draw:path>
        <draw:frame draw:style-name="gr20" draw:text-style-name="P7" draw:layer="Beschriftung" svg:width="0.722cm" svg:height="0.569cm" svg:x="5.4cm" svg:y="14.241cm">
          <draw:text-box>
            <text:p><text:span text:style-name="T1">G</text:span></text:p>
          </draw:text-box>
        </draw:frame>
        <draw:frame draw:style-name="gr30" draw:text-style-name="P7" draw:layer="Beschriftung" svg:width="0.705cm" svg:height="0.569cm" svg:x="5.401cm" svg:y="14.741cm">
          <draw:text-box>
            <text:p><text:span text:style-name="T1">D</text:span></text:p>
          </draw:text-box>
        </draw:frame>
        <draw:frame draw:style-name="gr22" draw:text-style-name="P7" draw:layer="Beschriftung" svg:width="0.693cm" svg:height="0.569cm" svg:x="5.4cm" svg:y="15.21cm">
          <draw:text-box>
            <text:p><text:span text:style-name="T1">S</text:span></text:p>
          </draw:text-box>
        </draw:frame>
        <draw:frame draw:style-name="gr13" draw:text-style-name="P7" draw:layer="Beschriftung" svg:width="0.849cm" svg:height="0.569cm" svg:x="7cm" svg:y="14.941cm">
          <draw:text-box>
            <text:p><text:span text:style-name="T1">1K</text:span></text:p>
          </draw:text-box>
        </draw:frame>
        <draw:frame draw:style-name="gr31" draw:text-style-name="P7" draw:layer="Beschriftung" svg:width="1.162cm" svg:height="0.569cm" svg:x="6.4cm" svg:y="18.31cm">
          <draw:text-box>
            <text:p><text:span text:style-name="T1">1</text:span><text:span text:style-name="T1">0</text:span><text:span text:style-name="T1">0</text:span><text:span text:style-name="T1">K</text:span></text:p>
          </draw:text-box>
        </draw:frame>
        <draw:frame draw:style-name="gr13" draw:text-style-name="P7" draw:layer="Beschriftung" svg:width="0.849cm" svg:height="0.569cm" svg:x="6.951cm" svg:y="17.441cm">
          <draw:text-box>
            <text:p><text:span text:style-name="T1">1</text:span><text:span text:style-name="T1">K</text:span></text:p>
          </draw:text-box>
        </draw:frame>
        <draw:frame draw:style-name="gr31" draw:text-style-name="P7" draw:layer="Beschriftung" svg:width="1.162cm" svg:height="0.569cm" svg:x="6cm" svg:y="15.841cm">
          <draw:text-box>
            <text:p><text:span text:style-name="T1">1</text:span><text:span text:style-name="T1">0</text:span><text:span text:style-name="T1">0</text:span><text:span text:style-name="T1">K</text:span></text:p>
          </draw:text-box>
        </draw:frame>
        <draw:frame draw:style-name="gr32" draw:text-style-name="P7" draw:layer="Beschriftung" svg:width="1.819cm" svg:height="0.569cm" svg:x="4.789cm" svg:y="16.4cm">
          <draw:text-box>
            <text:p><text:span text:style-name="T1">I</text:span><text:span text:style-name="T1">R</text:span><text:span text:style-name="T1">L</text:span><text:span text:style-name="T1">U</text:span><text:span text:style-name="T1">1</text:span><text:span text:style-name="T1">2</text:span><text:span text:style-name="T1">0</text:span><text:span text:style-name="T1">N</text:span></text:p>
          </draw:text-box>
        </draw:frame>
        <draw:frame draw:style-name="gr32" draw:text-style-name="P7" draw:layer="Beschriftung" svg:width="1.819cm" svg:height="0.569cm" svg:x="5.881cm" svg:y="13.931cm">
          <draw:text-box>
            <text:p><text:span text:style-name="T1">IR</text:span><text:span text:style-name="T1">L</text:span><text:span text:style-name="T1">U</text:span><text:span text:style-name="T1">12</text:span><text:span text:style-name="T1">0</text:span><text:span text:style-name="T1">N</text:span></text:p>
          </draw:text-box>
        </draw:frame>
        <draw:frame draw:style-name="gr33" draw:text-style-name="P7" draw:layer="Beschriftung" svg:width="1.488cm" svg:height="0.569cm" svg:x="4.212cm" svg:y="13.631cm">
          <draw:text-box>
            <text:p><text:span text:style-name="T1">1</text:span><text:span text:style-name="T1">N</text:span><text:span text:style-name="T1">5</text:span><text:span text:style-name="T1">8</text:span><text:span text:style-name="T1">1</text:span><text:span text:style-name="T1">8</text:span></text:p>
          </draw:text-box>
        </draw:frame>
        <draw:frame draw:style-name="gr33" draw:text-style-name="P7" draw:layer="Beschriftung" svg:width="1.488cm" svg:height="0.569cm" svg:x="4.1cm" svg:y="15.71cm">
          <draw:text-box>
            <text:p><text:span text:style-name="T1">1</text:span><text:span text:style-name="T1">N</text:span><text:span text:style-name="T1">58</text:span><text:span text:style-name="T1">18</text:span></text:p>
          </draw:text-box>
        </draw:frame>
        <draw:path draw:style-name="gr24" draw:text-style-name="P8" draw:layer="layout" svg:width="3.794cm" svg:height="3.254cm" draw:transform="rotate (0.8618435846348) translate (4.02916263781324cm 16.3807397137441cm)" svg:viewBox="0 0 3795 3255" svg:d="M0 3255c2766-1 3795-3255 3795-3255">
          <text:p/>
        </draw:path>
        <draw:custom-shape draw:style-name="gr34" draw:text-style-name="P13" draw:layer="Beschriftung" svg:width="0.2cm" svg:height="0.2cm" svg:x="1.392cm" svg:y="18.4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4" draw:text-style-name="P13" draw:layer="Beschriftung" svg:width="0.2cm" svg:height="0.2cm" svg:x="1.391cm" svg:y="17.9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35" draw:text-style-name="P8" draw:layer="Beschriftung" svg:x1="1.492cm" svg:y1="18.51cm" svg:x2="1.092cm" svg:y2="18.11cm">
          <text:p/>
        </draw:line>
        <draw:custom-shape draw:style-name="gr34" draw:text-style-name="P13" draw:layer="Beschriftung" svg:width="0.2cm" svg:height="0.2cm" svg:x="2.392cm" svg:y="18.6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4" draw:text-style-name="P13" draw:layer="Beschriftung" svg:width="0.2cm" svg:height="0.2cm" svg:x="2.391cm" svg:y="18.1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35" draw:text-style-name="P8" draw:layer="Beschriftung" svg:x1="2.492cm" svg:y1="18.71cm" svg:x2="2.092cm" svg:y2="18.31cm">
          <text:p/>
        </draw:line>
        <draw:path draw:style-name="gr18" draw:text-style-name="P8" draw:layer="Beschriftung" svg:width="2.948cm" svg:height="0.552cm" draw:transform="rotate (-2.956238687028) translate (4.49238014072507cm 18.0099287212465cm)" svg:viewBox="0 0 2949 553" svg:d="M2949 553c-1628 0-2949-553-2949-553">
          <text:p/>
        </draw:path>
        <draw:path draw:style-name="gr18" draw:text-style-name="P8" draw:layer="Beschriftung" svg:width="1.999cm" svg:height="0.299cm" draw:transform="rotate (-3.14159265358979) translate (4.492cm 18.51cm)" svg:viewBox="0 0 2000 300" svg:d="M2000 300c-1400 0-2000-300-2000-300">
          <text:p/>
        </draw:path>
        <draw:path draw:style-name="gr18" draw:text-style-name="P8" draw:layer="Beschriftung" svg:width="1.496cm" svg:height="0.314cm" draw:transform="rotate (2.73667626712711) translate (3.86794560286509cm 19.2997310386577cm)" svg:viewBox="0 0 1497 315" svg:d="M1497 0c-762 0-1497 315-1497 315">
          <text:p/>
        </draw:path>
        <draw:path draw:style-name="gr18" draw:text-style-name="P8" draw:layer="Beschriftung" svg:width="2.852cm" svg:height="1.144cm" draw:transform="rotate (2.62253173404668) translate (3.92390861713676cm 20.0045809222822cm)" svg:viewBox="0 0 2853 1145" svg:d="M2853 91c-1005-347-2444 360-2853 1054">
          <text:p/>
        </draw:path>
        <draw:frame draw:style-name="gr36" draw:text-style-name="P7" draw:layer="Beschriftung" svg:width="2.001cm" svg:height="0.569cm" draw:transform="rotate (1.5707963267949) translate (9.731cm 14.901cm)">
          <draw:text-box>
            <text:p><text:span text:style-name="T1">Su</text:span><text:span text:style-name="T1">m</text:span><text:span text:style-name="T1">m</text:span><text:span text:style-name="T1">er </text:span><text:span text:style-name="T1">3V</text:span></text:p>
          </draw:text-box>
        </draw:frame>
        <draw:frame draw:style-name="gr37" draw:text-style-name="P7" draw:layer="Beschriftung" svg:width="1.653cm" svg:height="0.569cm" draw:transform="rotate (1.5707963267949) translate (9.931cm 17.51cm)">
          <draw:text-box>
            <text:p><text:span text:style-name="T1">Motor </text:span><text:span text:style-name="T1">3V</text:span></text:p>
          </draw:text-box>
        </draw:frame>
        <draw:line draw:style-name="gr16" draw:text-style-name="P8" draw:layer="layout" svg:x1="5.492cm" svg:y1="13.5cm" svg:x2="4.992cm" svg:y2="13.5cm">
          <text:p/>
        </draw:line>
        <draw:line draw:style-name="gr16" draw:text-style-name="P8" draw:layer="layout" svg:x1="2.5cm" svg:y1="12.5cm" svg:x2="1.5cm" svg:y2="12.5cm">
          <text:p/>
        </draw:line>
        <draw:line draw:style-name="gr16" draw:text-style-name="P8" draw:layer="layout" svg:x1="2.3cm" svg:y1="12.7cm" svg:x2="1.7cm" svg:y2="12.7cm">
          <text:p/>
        </draw:line>
        <draw:path draw:style-name="gr18" draw:text-style-name="P8" draw:layer="layout" svg:width="2.54cm" svg:height="0.478cm" draw:transform="rotate (-2.956238687028) translate (4.49792944779907cm 12.0316226712007cm)" svg:viewBox="0 0 2541 479" svg:d="M2541 0c-264 866-1898 356-2541 32">
          <text:p/>
        </draw:path>
        <draw:path draw:style-name="gr18" draw:text-style-name="P8" draw:layer="layout" svg:width="2.567cm" svg:height="0.962cm" draw:transform="rotate (2.62253173404668) translate (4.02230765344189cm 14.3361269621149cm)" svg:viewBox="0 0 2568 963" svg:d="M2568 417c-496-868-2215-231-2568 546">
          <text:p/>
        </draw:path>
        <draw:path draw:style-name="gr18" draw:text-style-name="P8" draw:layer="layout" svg:width="2.54cm" svg:height="0.478cm" draw:transform="rotate (-2.956238687028) translate (4.49792944779907cm 12.0326226712007cm)" svg:viewBox="0 0 2541 479" svg:d="M2541 0c-264 866-1898 356-2541 3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upfer"/>
      <draw:layer draw:name="Beschrift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9:25:15.631836560</meta:creation-date>
    <dc:date>2017-09-10T15:29:20.212626224</dc:date>
    <meta:editing-duration>PT1H35M32S</meta:editing-duration>
    <meta:editing-cycles>12</meta:editing-cycles>
    <meta:generator>LibreOffice/5.1.6.2$Linux_X86_64 LibreOffice_project/10m0$Build-2</meta:generator>
    <meta:print-date>2017-09-10T15:29:16.175228315</meta:print-date>
    <meta:document-statistic meta:object-count="618"/>
  </office:meta>
</office:document-meta>
</file>